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24" style:family="table-cell" style:parent-style-name="Default">
      <style:table-cell-properties fo:border-bottom="0.06pt solid #000000" fo:border-left="0.99pt groove #000000" fo:border-right="0.99pt groove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T_Avg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25" table:formula="of:=[.C3]" office:value-type="float" office:value="1" calcext:value-type="float">
            <text:p>1</text:p>
          </table:table-cell>
          <table:table-cell table:formula="of:=AVERAGE([.F3:.F32])" office:value-type="float" office:value="22.2333333333333" calcext:value-type="float">
            <text:p>22.2333333333333</text:p>
          </table:table-cell>
          <table:table-cell table:formula="of:=([.D3]+[.E3])/([.I3]*10^3)" office:value-type="float" office:value="44.9775112443778" calcext:value-type="float">
            <text:p>44.9775112443778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33]" office:value-type="float" office:value="2" calcext:value-type="float">
            <text:p>2</text:p>
          </table:table-cell>
          <table:table-cell table:formula="of:=AVERAGE([.F33:.F62])" office:value-type="float" office:value="50.7333333333333" calcext:value-type="float">
            <text:p>50.7333333333333</text:p>
          </table:table-cell>
          <table:table-cell table:formula="of:=([.D4]+[.E4])/([.I4]*10^3)" office:value-type="float" office:value="19.7109067017083" calcext:value-type="float">
            <text:p>19.7109067017083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63]" office:value-type="float" office:value="4" calcext:value-type="float">
            <text:p>4</text:p>
          </table:table-cell>
          <table:table-cell table:formula="of:=AVERAGE([.F63:.F92])" office:value-type="float" office:value="96.1" calcext:value-type="float">
            <text:p>96.1</text:p>
          </table:table-cell>
          <table:table-cell table:formula="of:=([.D5]+[.E5])/([.I5]*10^3)" office:value-type="float" office:value="10.4058272632674" calcext:value-type="float">
            <text:p>10.4058272632674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93]" office:value-type="float" office:value="8" calcext:value-type="float">
            <text:p>8</text:p>
          </table:table-cell>
          <table:table-cell table:formula="of:=AVERAGE([.F93:.F122])" office:value-type="float" office:value="78.7" calcext:value-type="float">
            <text:p>78.7</text:p>
          </table:table-cell>
          <table:table-cell table:formula="of:=([.D6]+[.E6])/([.I6]*10^3)" office:value-type="float" office:value="12.7064803049555" calcext:value-type="float">
            <text:p>12.7064803049555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5" table:formula="of:=[.C123]" office:value-type="float" office:value="16" calcext:value-type="float">
            <text:p>16</text:p>
          </table:table-cell>
          <table:table-cell table:formula="of:=AVERAGE([.F123:.F152])" office:value-type="float" office:value="79.7666666666667" calcext:value-type="float">
            <text:p>79.7666666666667</text:p>
          </table:table-cell>
          <table:table-cell table:formula="of:=([.D7]+[.E7])/([.I7]*10^3)" office:value-type="float" office:value="12.5365649811952" calcext:value-type="float">
            <text:p>12.5365649811952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153]" office:value-type="float" office:value="24" calcext:value-type="float">
            <text:p>24</text:p>
          </table:table-cell>
          <table:table-cell table:formula="of:=AVERAGE([.F153:.F182])" office:value-type="float" office:value="85.1" calcext:value-type="float">
            <text:p>85.1</text:p>
          </table:table-cell>
          <table:table-cell table:formula="of:=([.D8]+[.E8])/([.I8]*10^3)" office:value-type="float" office:value="11.7508813160987" calcext:value-type="float">
            <text:p>11.7508813160987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183]" office:value-type="float" office:value="32" calcext:value-type="float">
            <text:p>32</text:p>
          </table:table-cell>
          <table:table-cell table:formula="of:=AVERAGE([.F183:.F212])" office:value-type="float" office:value="86.5666666666667" calcext:value-type="float">
            <text:p>86.5666666666667</text:p>
          </table:table-cell>
          <table:table-cell table:formula="of:=([.D9]+[.E9])/([.I9]*10^3)" office:value-type="float" office:value="11.5517905275318" calcext:value-type="float">
            <text:p>11.5517905275318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213]" office:value-type="float" office:value="48" calcext:value-type="float">
            <text:p>48</text:p>
          </table:table-cell>
          <table:table-cell table:formula="of:=AVERAGE([.F213:.F242])" office:value-type="float" office:value="87.1333333333334" calcext:value-type="float">
            <text:p>87.1333333333334</text:p>
          </table:table-cell>
          <table:table-cell table:formula="of:=([.D10]+[.E10])/([.I10]*10^3)" office:value-type="float" office:value="11.4766641162969" calcext:value-type="float">
            <text:p>11.4766641162969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243]" office:value-type="float" office:value="64" calcext:value-type="float">
            <text:p>64</text:p>
          </table:table-cell>
          <table:table-cell table:formula="of:=AVERAGE([.F243:.F272])" office:value-type="float" office:value="90.0333333333333" calcext:value-type="float">
            <text:p>90.0333333333333</text:p>
          </table:table-cell>
          <table:table-cell table:formula="of:=([.D11]+[.E11])/([.I11]*10^3)" office:value-type="float" office:value="11.1069974083673" calcext:value-type="float">
            <text:p>11.1069974083673</text:p>
          </table:table-cell>
        </table:table-row>
        <table:table-row table:style-name="ro1">
          <table:table-cell table:style-name="ce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8" calcext:value-type="float">
            <text:p>9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13" calcext:value-type="float">
            <text:p>11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5" calcext:value-type="float">
            <text:p>9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1" calcext:value-type="float">
            <text:p>10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7" calcext:value-type="float">
            <text:p>9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1" calcext:value-type="float">
            <text:p>8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0" calcext:value-type="float">
            <text:p>1000000</text:p>
          </table:table-cell>
          <table:table-cell table:style-name="ce16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Double 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T_Avg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25" table:formula="of:=[.C276]" office:value-type="float" office:value="1" calcext:value-type="float">
            <text:p>1</text:p>
          </table:table-cell>
          <table:table-cell table:formula="of:=AVERAGE([.F276:.F305])" office:value-type="float" office:value="22.1666666666667" calcext:value-type="float">
            <text:p>22.1666666666667</text:p>
          </table:table-cell>
          <table:table-cell table:formula="of:=([.D276]+[.E276])/([.I276]*10^3)" office:value-type="float" office:value="45.1127819548872" calcext:value-type="float">
            <text:p>45.1127819548872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306]" office:value-type="float" office:value="2" calcext:value-type="float">
            <text:p>2</text:p>
          </table:table-cell>
          <table:table-cell table:formula="of:=AVERAGE([.F306:.F335])" office:value-type="float" office:value="53.7333333333333" calcext:value-type="float">
            <text:p>53.7333333333333</text:p>
          </table:table-cell>
          <table:table-cell table:formula="of:=([.D277]+[.E277])/([.I277]*10^3)" office:value-type="float" office:value="18.6104218362283" calcext:value-type="float">
            <text:p>18.6104218362283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336]" office:value-type="float" office:value="4" calcext:value-type="float">
            <text:p>4</text:p>
          </table:table-cell>
          <table:table-cell table:formula="of:=AVERAGE([.F336:.F365])" office:value-type="float" office:value="101.033333333333" calcext:value-type="float">
            <text:p>101.033333333333</text:p>
          </table:table-cell>
          <table:table-cell table:formula="of:=([.D278]+[.E278])/([.I278]*10^3)" office:value-type="float" office:value="9.89772352358957" calcext:value-type="float">
            <text:p>9.89772352358957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366]" office:value-type="float" office:value="8" calcext:value-type="float">
            <text:p>8</text:p>
          </table:table-cell>
          <table:table-cell table:formula="of:=AVERAGE([.F366:.F395])" office:value-type="float" office:value="80.2" calcext:value-type="float">
            <text:p>80.2</text:p>
          </table:table-cell>
          <table:table-cell table:formula="of:=([.D279]+[.E279])/([.I279]*10^3)" office:value-type="float" office:value="12.4688279301746" calcext:value-type="float">
            <text:p>12.4688279301746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396]" office:value-type="float" office:value="16" calcext:value-type="float">
            <text:p>16</text:p>
          </table:table-cell>
          <table:table-cell table:formula="of:=AVERAGE([.F396:.F425])" office:value-type="float" office:value="80.1666666666667" calcext:value-type="float">
            <text:p>80.1666666666667</text:p>
          </table:table-cell>
          <table:table-cell table:formula="of:=([.D280]+[.E280])/([.I280]*10^3)" office:value-type="float" office:value="12.4740124740125" calcext:value-type="float">
            <text:p>12.4740124740125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426]" office:value-type="float" office:value="24" calcext:value-type="float">
            <text:p>24</text:p>
          </table:table-cell>
          <table:table-cell table:formula="of:=AVERAGE([.F426:.F455])" office:value-type="float" office:value="86.4" calcext:value-type="float">
            <text:p>86.4</text:p>
          </table:table-cell>
          <table:table-cell table:formula="of:=([.D281]+[.E281])/([.I281]*10^3)" office:value-type="float" office:value="11.5740740740741" calcext:value-type="float">
            <text:p>11.5740740740741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5" table:formula="of:=[.C456]" office:value-type="float" office:value="32" calcext:value-type="float">
            <text:p>32</text:p>
          </table:table-cell>
          <table:table-cell table:formula="of:=AVERAGE([.F456:.F485])" office:value-type="float" office:value="87.6" calcext:value-type="float">
            <text:p>87.6</text:p>
          </table:table-cell>
          <table:table-cell table:formula="of:=([.D282]+[.E282])/([.I282]*10^3)" office:value-type="float" office:value="11.4155251141553" calcext:value-type="float">
            <text:p>11.4155251141553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486]" office:value-type="float" office:value="48" calcext:value-type="float">
            <text:p>48</text:p>
          </table:table-cell>
          <table:table-cell table:formula="of:=AVERAGE([.F486:.F515])" office:value-type="float" office:value="89.7" calcext:value-type="float">
            <text:p>89.7</text:p>
          </table:table-cell>
          <table:table-cell table:formula="of:=([.D283]+[.E283])/([.I283]*10^3)" office:value-type="float" office:value="11.1482720178372" calcext:value-type="float">
            <text:p>11.1482720178372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 table:formula="of:=[.C516]" office:value-type="float" office:value="64" calcext:value-type="float">
            <text:p>64</text:p>
          </table:table-cell>
          <table:table-cell table:formula="of:=AVERAGE([.F516:.F545])" office:value-type="float" office:value="89.1333333333333" calcext:value-type="float">
            <text:p>89.1333333333333</text:p>
          </table:table-cell>
          <table:table-cell table:formula="of:=([.D284]+[.E284])/([.I284]*10^3)" office:value-type="float" office:value="11.2191473448018" calcext:value-type="float">
            <text:p>11.2191473448018</text:p>
          </table:table-cell>
        </table:table-row>
        <table:table-row table:style-name="ro1">
          <table:table-cell table:style-name="ce2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2" calcext:value-type="float">
            <text:p>10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4" calcext:value-type="float">
            <text:p>10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2" calcext:value-type="float">
            <text:p>10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5" calcext:value-type="float">
            <text:p>10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2" calcext:value-type="float">
            <text:p>10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9" calcext:value-type="float">
            <text:p>9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0" calcext:value-type="float">
            <text:p>1000000</text:p>
          </table:table-cell>
          <table:table-cell table:style-name="ce16" office:value-type="float" office:value="89" calcext:value-type="float">
            <text:p>89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N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T_Avg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office:value-type="float" office:value="54" calcext:value-type="float">
            <text:p>54</text:p>
          </table:table-cell>
          <table:table-cell/>
          <table:table-cell table:style-name="ce25" table:formula="of:=[.C550]" office:value-type="float" office:value="1" calcext:value-type="float">
            <text:p>1</text:p>
          </table:table-cell>
          <table:table-cell table:formula="of:=AVERAGE([.F550:.F579])" office:value-type="float" office:value="54.2333333333333" calcext:value-type="float">
            <text:p>54.2333333333333</text:p>
          </table:table-cell>
          <table:table-cell table:formula="of:=([.D550]+[.E550])/([.I550]*10^3)" office:value-type="float" office:value="18.4388444990781" calcext:value-type="float">
            <text:p>18.4388444990781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 table:formula="of:=[.C580]" office:value-type="float" office:value="2" calcext:value-type="float">
            <text:p>2</text:p>
          </table:table-cell>
          <table:table-cell table:formula="of:=AVERAGE([.F580:.F609])" office:value-type="float" office:value="119.366666666667" calcext:value-type="float">
            <text:p>119.366666666667</text:p>
          </table:table-cell>
          <table:table-cell table:formula="of:=([.D551]+[.E551])/([.I551]*10^3)" office:value-type="float" office:value="8.37754817090198" calcext:value-type="float">
            <text:p>8.37754817090198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 table:formula="of:=[.C610]" office:value-type="float" office:value="4" calcext:value-type="float">
            <text:p>4</text:p>
          </table:table-cell>
          <table:table-cell table:formula="of:=AVERAGE([.F610:.F639])" office:value-type="float" office:value="156.966666666667" calcext:value-type="float">
            <text:p>156.966666666667</text:p>
          </table:table-cell>
          <table:table-cell table:formula="of:=([.D552]+[.E552])/([.I552]*10^3)" office:value-type="float" office:value="6.37077935867488" calcext:value-type="float">
            <text:p>6.37077935867488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 table:formula="of:=[.C640]" office:value-type="float" office:value="8" calcext:value-type="float">
            <text:p>8</text:p>
          </table:table-cell>
          <table:table-cell table:formula="of:=AVERAGE([.F640:.F669])" office:value-type="float" office:value="158.5" calcext:value-type="float">
            <text:p>158.5</text:p>
          </table:table-cell>
          <table:table-cell table:formula="of:=([.D553]+[.E553])/([.I553]*10^3)" office:value-type="float" office:value="6.30914826498423" calcext:value-type="float">
            <text:p>6.30914826498423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 table:formula="of:=[.C670]" office:value-type="float" office:value="16" calcext:value-type="float">
            <text:p>16</text:p>
          </table:table-cell>
          <table:table-cell table:formula="of:=AVERAGE([.F670:.F699])" office:value-type="float" office:value="160.666666666667" calcext:value-type="float">
            <text:p>160.666666666667</text:p>
          </table:table-cell>
          <table:table-cell table:formula="of:=([.D554]+[.E554])/([.I554]*10^3)" office:value-type="float" office:value="6.22406639004149" calcext:value-type="float">
            <text:p>6.22406639004149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 table:formula="of:=[.C700]" office:value-type="float" office:value="24" calcext:value-type="float">
            <text:p>24</text:p>
          </table:table-cell>
          <table:table-cell table:formula="of:=AVERAGE([.F700:.F729])" office:value-type="float" office:value="173.1" calcext:value-type="float">
            <text:p>173.1</text:p>
          </table:table-cell>
          <table:table-cell table:formula="of:=([.D555]+[.E555])/([.I555]*10^3)" office:value-type="float" office:value="5.77700751010976" calcext:value-type="float">
            <text:p>5.77700751010976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 table:formula="of:=[.C730]" office:value-type="float" office:value="32" calcext:value-type="float">
            <text:p>32</text:p>
          </table:table-cell>
          <table:table-cell table:formula="of:=AVERAGE([.F730:.F759])" office:value-type="float" office:value="182.466666666667" calcext:value-type="float">
            <text:p>182.466666666667</text:p>
          </table:table-cell>
          <table:table-cell table:formula="of:=([.D556]+[.E556])/([.I556]*10^3)" office:value-type="float" office:value="5.48045305078553" calcext:value-type="float">
            <text:p>5.48045305078553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 table:formula="of:=[.C760]" office:value-type="float" office:value="48" calcext:value-type="float">
            <text:p>48</text:p>
          </table:table-cell>
          <table:table-cell table:formula="of:=AVERAGE([.F760:.F789])" office:value-type="float" office:value="189.333333333333" calcext:value-type="float">
            <text:p>189.333333333333</text:p>
          </table:table-cell>
          <table:table-cell table:formula="of:=([.D557]+[.E557])/([.I557]*10^3)" office:value-type="float" office:value="5.28169014084507" calcext:value-type="float">
            <text:p>5.28169014084507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 table:formula="of:=[.C790]" office:value-type="float" office:value="64" calcext:value-type="float">
            <text:p>64</text:p>
          </table:table-cell>
          <table:table-cell table:formula="of:=AVERAGE([.F790:.F819])" office:value-type="float" office:value="189.5" calcext:value-type="float">
            <text:p>189.5</text:p>
          </table:table-cell>
          <table:table-cell table:formula="of:=([.D558]+[.E558])/([.I558]*10^3)" office:value-type="float" office:value="5.27704485488127" calcext:value-type="float">
            <text:p>5.27704485488127</text:p>
          </table:table-cell>
        </table:table-row>
        <table:table-row table:style-name="ro1">
          <table:table-cell table:style-name="ce2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5" calcext:value-type="float">
            <text:p>14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4" calcext:value-type="float">
            <text:p>1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3" calcext:value-type="float">
            <text:p>15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1" calcext:value-type="float">
            <text:p>17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3" calcext:value-type="float">
            <text:p>15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39" calcext:value-type="float">
            <text:p>13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6" calcext:value-type="float">
            <text:p>1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5" calcext:value-type="float">
            <text:p>16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0" calcext:value-type="float">
            <text:p>16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1" calcext:value-type="float">
            <text:p>1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6" calcext:value-type="float">
            <text:p>14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4" calcext:value-type="float">
            <text:p>17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7" calcext:value-type="float">
            <text:p>14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7" calcext:value-type="float">
            <text:p>15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2" calcext:value-type="float">
            <text:p>17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8" calcext:value-type="float">
            <text:p>16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6" calcext:value-type="float">
            <text:p>16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5" calcext:value-type="float">
            <text:p>14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6" calcext:value-type="float">
            <text:p>14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4" calcext:value-type="float">
            <text:p>16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7" calcext:value-type="float">
            <text:p>14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9" calcext:value-type="float">
            <text:p>16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9" calcext:value-type="float">
            <text:p>14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8" calcext:value-type="float">
            <text:p>1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7" calcext:value-type="float">
            <text:p>15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2" calcext:value-type="float">
            <text:p>16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0" calcext:value-type="float">
            <text:p>1000000</text:p>
          </table:table-cell>
          <table:table-cell table:style-name="ce16" office:value-type="float" office:value="193" calcext:value-type="float">
            <text:p>193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S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T_Avg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25" table:formula="of:=[.C824]" office:value-type="float" office:value="1" calcext:value-type="float">
            <text:p>1</text:p>
          </table:table-cell>
          <table:table-cell table:formula="of:=AVERAGE([.F824:.F853])" office:value-type="float" office:value="10.2" calcext:value-type="float">
            <text:p>10.2</text:p>
          </table:table-cell>
          <table:table-cell table:formula="of:=([.D824]+[.E824])/([.I824]*10^3)" office:value-type="float" office:value="98.0392156862745" calcext:value-type="float">
            <text:p>98.0392156862745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C854]" office:value-type="float" office:value="2" calcext:value-type="float">
            <text:p>2</text:p>
          </table:table-cell>
          <table:table-cell table:formula="of:=AVERAGE([.F854:.F883])" office:value-type="float" office:value="5.46666666666667" calcext:value-type="float">
            <text:p>5.46666666666667</text:p>
          </table:table-cell>
          <table:table-cell table:formula="of:=([.D825]+[.E825])/([.I825]*10^3)" office:value-type="float" office:value="182.926829268293" calcext:value-type="float">
            <text:p>182.926829268293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C884]" office:value-type="float" office:value="4" calcext:value-type="float">
            <text:p>4</text:p>
          </table:table-cell>
          <table:table-cell table:formula="of:=AVERAGE([.F884:.F913])" office:value-type="float" office:value="3.13333333333333" calcext:value-type="float">
            <text:p>3.13333333333333</text:p>
          </table:table-cell>
          <table:table-cell table:formula="of:=([.D826]+[.E826])/([.I826]*10^3)" office:value-type="float" office:value="319.148936170213" calcext:value-type="float">
            <text:p>319.148936170213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C914]" office:value-type="float" office:value="8" calcext:value-type="float">
            <text:p>8</text:p>
          </table:table-cell>
          <table:table-cell table:formula="of:=AVERAGE([.F914:.F943])" office:value-type="float" office:value="2.56666666666667" calcext:value-type="float">
            <text:p>2.56666666666667</text:p>
          </table:table-cell>
          <table:table-cell table:formula="of:=([.D827]+[.E827])/([.I827]*10^3)" office:value-type="float" office:value="389.61038961039" calcext:value-type="float">
            <text:p>389.61038961039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C944]" office:value-type="float" office:value="16" calcext:value-type="float">
            <text:p>16</text:p>
          </table:table-cell>
          <table:table-cell table:formula="of:=AVERAGE([.F944:.F973])" office:value-type="float" office:value="3.23333333333333" calcext:value-type="float">
            <text:p>3.23333333333333</text:p>
          </table:table-cell>
          <table:table-cell table:formula="of:=([.D828]+[.E828])/([.I828]*10^3)" office:value-type="float" office:value="309.278350515464" calcext:value-type="float">
            <text:p>309.278350515464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C974]" office:value-type="float" office:value="24" calcext:value-type="float">
            <text:p>24</text:p>
          </table:table-cell>
          <table:table-cell table:formula="of:=AVERAGE([.F974:.F1003])" office:value-type="float" office:value="4.26666666666667" calcext:value-type="float">
            <text:p>4.26666666666667</text:p>
          </table:table-cell>
          <table:table-cell table:formula="of:=([.D829]+[.E829])/([.I829]*10^3)" office:value-type="float" office:value="234.375" calcext:value-type="float">
            <text:p>234.375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C1004]" office:value-type="float" office:value="32" calcext:value-type="float">
            <text:p>32</text:p>
          </table:table-cell>
          <table:table-cell table:formula="of:=AVERAGE([.F1004:.F1033])" office:value-type="float" office:value="5" calcext:value-type="float">
            <text:p>5</text:p>
          </table:table-cell>
          <table:table-cell table:formula="of:=([.D830]+[.E830])/([.I830]*10^3)" office:value-type="float" office:value="200" calcext:value-type="float">
            <text:p>200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C1034]" office:value-type="float" office:value="48" calcext:value-type="float">
            <text:p>48</text:p>
          </table:table-cell>
          <table:table-cell table:formula="of:=AVERAGE([.F1034:.F1063])" office:value-type="float" office:value="6.56666666666667" calcext:value-type="float">
            <text:p>6.56666666666667</text:p>
          </table:table-cell>
          <table:table-cell table:formula="of:=([.D831]+[.E831])/([.I831]*10^3)" office:value-type="float" office:value="152.284263959391" calcext:value-type="float">
            <text:p>152.284263959391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C1064]" office:value-type="float" office:value="64" calcext:value-type="float">
            <text:p>64</text:p>
          </table:table-cell>
          <table:table-cell table:formula="of:=AVERAGE([.F1064:.F1093])" office:value-type="float" office:value="7.66666666666667" calcext:value-type="float">
            <text:p>7.66666666666667</text:p>
          </table:table-cell>
          <table:table-cell table:formula="of:=([.D832]+[.E832])/([.I832]*10^3)" office:value-type="float" office:value="130.434782608696" calcext:value-type="float">
            <text:p>130.434782608696</text:p>
          </table:table-cell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0" calcext:value-type="float">
            <text:p>100000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4:45:09.21150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3:34:10.893767301</meta:creation-date>
    <dc:date>2021-06-19T14:59:01.126190133</dc:date>
    <meta:editing-duration>PT6H39M42S</meta:editing-duration>
    <meta:editing-cycles>12</meta:editing-cycles>
    <meta:generator>LibreOffice/6.4.7.2$Linux_X86_64 LibreOffice_project/40$Build-2</meta:generator>
    <meta:document-statistic meta:table-count="1" meta:cell-count="5548" meta:object-count="0"/>
  </office:meta>
</office:document-meta>
</file>